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normal" style:master-page-name="Standard">
      <style:paragraph-properties style:page-number="1"/>
      <style:text-properties officeooo:rsid="0018525b" officeooo:paragraph-rsid="0018525b"/>
    </style:style>
    <style:style style:name="P2" style:family="paragraph" style:parent-style-name="normal">
      <style:text-properties officeooo:rsid="0018525b" officeooo:paragraph-rsid="0018525b"/>
    </style:style>
    <style:style style:name="P3" style:family="paragraph" style:parent-style-name="Heading_20_1">
      <style:paragraph-properties>
        <style:tab-stops>
          <style:tab-stop style:position="6.4992in" style:type="right" style:leader-style="dotted" style:leader-text="."/>
        </style:tab-stops>
      </style:paragraph-properties>
    </style:style>
    <style:style style:name="P4" style:family="paragraph" style:parent-style-name="Heading_20_1" style:master-page-name="">
      <style:paragraph-properties style:page-number="auto"/>
    </style:style>
    <style:style style:name="P5" style:family="paragraph" style:parent-style-name="normal">
      <style:text-properties officeooo:paragraph-rsid="001f9aa7"/>
    </style:style>
    <style:style style:name="T1" style:family="text">
      <style:text-properties officeooo:rsid="00213f97"/>
    </style:style>
    <style:style style:name="T2" style:family="text">
      <style:text-properties fo:font-family="'Arial Unicode MS'" style:font-family-generic="roman" style:font-pitch="variable" style:font-family-asian="'Arial Unicode MS'" style:font-family-generic-asian="system" style:font-pitch-asian="variable" style:font-family-complex="'Arial Unicode MS'" style:font-family-generic-complex="system" style:font-pitch-complex="variable"/>
    </style:style>
    <style:style style:name="T3" style:family="text">
      <style:text-properties officeooo:rsid="0019fa86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cerpt from Chat</text:p>
      <text:p text:style-name="P2"/>
      <text:p text:style-name="normal">Pose2Art is overall but at least 3 got repos: poseCamPC (python app), poseTDtox (dev + demo), and a fuzz event client that imports the tox etc for an event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Heading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h text:style-name="P3" text:outline-level="1"><text:a xlink:type="simple" xlink:href="#__RefHeading___Toc18667_549460256" text:style-name="Index_20_Link" text:visited-style-name="Index_20_Link"><text:soft-page-break/>Response to Prompt<text:tab/>3</text:a></text:h>
          <text:h text:style-name="P3" text:outline-level="1"><text:a xlink:type="simple" xlink:href="#__RefHeading___Toc18669_549460256" text:style-name="Index_20_Link" text:visited-style-name="Index_20_Link">0) High-level contract (what ties them together)<text:tab/>3</text:a></text:h>
          <text:h text:style-name="P3" text:outline-level="1"><text:a xlink:type="simple" xlink:href="#__RefHeading___Toc18671_549460256" text:style-name="Index_20_Link" text:visited-style-name="Index_20_Link">1) Repo: poseCamPC (Python app)<text:tab/>4</text:a></text:h>
          <text:h text:style-name="P3" text:outline-level="1"><text:a xlink:type="simple" xlink:href="#__RefHeading___Toc18673_549460256" text:style-name="Index_20_Link" text:visited-style-name="Index_20_Link">2) Repo: poseTDtox (TouchDesigner components + demo)<text:tab/>5</text:a></text:h>
          <text:h text:style-name="P3" text:outline-level="1"><text:a xlink:type="simple" xlink:href="#__RefHeading___Toc18675_549460256" text:style-name="Index_20_Link" text:visited-style-name="Index_20_Link">3) Repo: fuzz-event-client (show-specific client that imports the TOX library)<text:tab/>7</text:a></text:h>
          <text:h text:style-name="P3" text:outline-level="1"><text:a xlink:type="simple" xlink:href="#__RefHeading___Toc18677_549460256" text:style-name="Index_20_Link" text:visited-style-name="Index_20_Link">4) Semver, releases &amp; compatibility<text:tab/>8</text:a></text:h>
          <text:h text:style-name="P3" text:outline-level="1"><text:a xlink:type="simple" xlink:href="#__RefHeading___Toc18679_549460256" text:style-name="Index_20_Link" text:visited-style-name="Index_20_Link">5) CI/automation (lightweight)<text:tab/>8</text:a></text:h>
          <text:h text:style-name="P3" text:outline-level="1"><text:a xlink:type="simple" xlink:href="#__RefHeading___Toc18681_549460256" text:style-name="Index_20_Link" text:visited-style-name="Index_20_Link">6) Developer ergonomics<text:tab/>9</text:a></text:h>
          <text:h text:style-name="P3" text:outline-level="1"><text:a xlink:type="simple" xlink:href="#__RefHeading___Toc18683_549460256" text:style-name="Index_20_Link" text:visited-style-name="Index_20_Link">7) Tiny README starters<text:tab/>9</text:a></text:h>
          <text:h text:style-name="P3" text:outline-level="1"><text:a xlink:type="simple" xlink:href="#__RefHeading___Toc18685_549460256" text:style-name="Index_20_Link" text:visited-style-name="Index_20_Link">8) Show-control mapping (baseline)<text:tab/>11</text:a></text:h>
          <text:h text:style-name="P3" text:outline-level="1"><text:a xlink:type="simple" xlink:href="#__RefHeading___Toc18687_549460256" text:style-name="Index_20_Link" text:visited-style-name="Index_20_Link">9) How event imports the TOX (practical)<text:tab/>11</text:a></text:h>
        </text:index-body>
      </text:table-of-content>
      <text:p text:style-name="normal"/>
      <text:h text:style-name="P4" text:outline-level="1"><text:soft-page-break/></text:h>
      <text:h text:style-name="Heading_20_1" text:outline-level="1"><text:bookmark text:name="_wqhelf6n06ut"/><text:bookmark-start text:name="__RefHeading___Toc18667_549460256"/>Response <text:span text:style-name="T1">to Prompt</text:span><text:bookmark-end text:name="__RefHeading___Toc18667_549460256"/></text:h>
      <text:p text:style-name="normal">Perfect—let’s split Pose2Art into three clean repos with clear interfaces and versioning so teams can work independently and events can pin stable builds.</text:p>
      <text:p text:style-name="normal"/>
      <text:h text:style-name="Heading_20_1" text:outline-level="1"><text:bookmark-start text:name="__RefHeading___Toc18669_549460256"/>0) High-level contract (what ties them together)<text:bookmark-end text:name="__RefHeading___Toc18669_549460256"/></text:h>
      <text:p text:style-name="normal"/>
      <text:p text:style-name="normal">Transport: OSC (UDP).</text:p>
      <text:p text:style-name="normal"/>
      <text:p text:style-name="normal">Primary stream: one bundle per frame; messages:</text:p>
      <text:p text:style-name="normal"/>
      <text:p text:style-name="normal">Address: /pose/p{pid}/{lid} (pid = 1..N, lid = 0..32 for MediaPipe Pose)</text:p>
      <text:p text:style-name="normal"/>
      <text:p text:style-name="normal">Args: x, y, z[, v] (floats; v=visibility/confidence optional)</text:p>
      <text:p text:style-name="normal"/>
      <text:p text:style-name="normal"/>
      <text:p text:style-name="normal">Optional legacy stream: /p{pid}/{landmark_name} with same args.</text:p>
      <text:p text:style-name="normal"/>
      <text:p text:style-name="normal"><text:span text:style-name="T2">Control (TD ↔ PoseCamPC):</text:span></text:p>
      <text:p text:style-name="normal"/>
      <text:p text:style-name="normal"><text:span text:style-name="T2">TD→PoseCamPC: /posecam/start 1, /posecam/stop 0, /posecam/set/dest (ip, port), /posecam/set/mode ("bundle"|"legacy"), /posecam/set/source ("webcam"|"file:&lt;path&gt;"|"ndi:&lt;name&gt;"), /posecam/set/loop (0|1)</text:span></text:p>
      <text:p text:style-name="normal"/>
      <text:p text:style-name="normal"><text:span text:style-name="T2">PoseCamPC→TD status (optional): /posecam/status/fps f, /posecam/status/persons i, /posecam/status/ndi s</text:span></text:p>
      <text:p text:style-name="normal"/>
      <text:p text:style-name="normal"/>
      <text:p text:style-name="normal"/>
      <text:p text:style-name="normal">Keep this contract versioned (see “Semver &amp; compatibility” below).<text:span text:style-name="T3">Semver = Semantic Versioning standard”</text:span></text:p>
      <text:p text:style-name="normal"/>
      <text:p text:style-name="normal"/>
      <text:p text:style-name="normal">---</text:p>
      <text:p text:style-name="normal"/>
      <text:h text:style-name="Heading_20_1" text:outline-level="1"><text:bookmark-start text:name="__RefHeading___Toc18671_549460256"/><text:soft-page-break/>1) Repo: poseCamPC (Python app)<text:bookmark-end text:name="__RefHeading___Toc18671_549460256"/></text:h>
      <text:p text:style-name="normal"/>
      <text:p text:style-name="normal">Purpose</text:p>
      <text:p text:style-name="normal"/>
      <text:p text:style-name="normal">Desktop sender that captures video, runs detectors, and pushes OSC bundles (+ optional NDI).</text:p>
      <text:p text:style-name="normal"/>
      <text:p text:style-name="normal">Suggested structure</text:p>
      <text:p text:style-name="normal"/>
      <text:p text:style-name="normal">poseCamPC/</text:p>
      <text:p text:style-name="normal">├─ src/</text:p>
      <text:p text:style-name="normal">│ <text:s/>├─ posecam/</text:p>
      <text:p text:style-name="normal">│ <text:s/>│ <text:s/>├─ app.py <text:s text:c="16"/># main entry (Tk/CLI)</text:p>
      <text:p text:style-name="normal">│ <text:s/>│ <text:s/>├─ osc_sender.py <text:s text:c="9"/># UDP, bundle builder</text:p>
      <text:p text:style-name="normal">│ <text:s/>│ <text:s/>├─ detector_base.py <text:s text:c="6"/># abstract class (names &amp; id map)</text:p>
      <text:p text:style-name="normal">│ <text:s/>│ <text:s/>├─ detector_mediapipe.py <text:s/># 33-point pose, returns named landmarks</text:p>
      <text:p text:style-name="normal">│ <text:s/>│ <text:s/>├─ ndi_out.py <text:s text:c="12"/># optional NDI</text:p>
      <text:p text:style-name="normal">│ <text:s/>│ <text:s/>└─ control_server.py <text:s text:c="5"/># OSC control listener</text:p>
      <text:p text:style-name="normal">│ <text:s/>├─ tools/</text:p>
      <text:p text:style-name="normal">│ <text:s/>│ <text:s/>├─ ndi_probe.py</text:p>
      <text:p text:style-name="normal">│ <text:s/>│ <text:s/>└─ sanity_send.py <text:s text:c="8"/># emits synthetic frames for TD tests</text:p>
      <text:p text:style-name="normal">│ <text:s/>└─ ui/</text:p>
      <text:p text:style-name="normal">│ <text:s text:c="4"/>└─ tk_gui.py</text:p>
      <text:p text:style-name="normal">├─ tests/</text:p>
      <text:p text:style-name="normal">│ <text:s/>├─ test_osc_contract.py <text:s text:c="5"/># validates addresses/args</text:p>
      <text:p text:style-name="normal">│ <text:s/>└─ test_detector_contract.py</text:p>
      <text:p text:style-name="normal">├─ data/</text:p>
      <text:p text:style-name="normal">│ <text:s/>└─ landmark_names.csv <text:s text:c="7"/># canonical names for ids</text:p>
      <text:p text:style-name="normal">├─ README.md</text:p>
      <text:p text:style-name="normal">├─ pyproject.toml / requirements.txt</text:p>
      <text:p text:style-name="normal">└─ Makefile <text:s text:c="20"/># run, lint, test, package</text:p>
      <text:p text:style-name="normal"/>
      <text:p text:style-name="normal">Key interfaces</text:p>
      <text:p text:style-name="normal"/>
      <text:p text:style-name="normal"><text:span text:style-name="T2">DetectorBase → results: normalized floats in [0..1] UV, right-handed Z; list of (id, name, (x,y,z[,v])).</text:span></text:p>
      <text:p text:style-name="normal"/>
      <text:p text:style-name="normal">osc_sender.py: builds one osc_bundle(frame_ts) with messages above.</text:p>
      <text:p text:style-name="normal"/>
      <text:p text:style-name="normal"/>
      <text:p text:style-name="normal"><text:soft-page-break/>Make targets</text:p>
      <text:p text:style-name="normal"/>
      <text:p text:style-name="normal">make dev (venv + deps)</text:p>
      <text:p text:style-name="normal"/>
      <text:p text:style-name="normal">make run (launch app.py)</text:p>
      <text:p text:style-name="normal"/>
      <text:p text:style-name="normal">make test (pytest)</text:p>
      <text:p text:style-name="normal"/>
      <text:p text:style-name="normal">make pkg (build wheel/zip with CLI entry posecam)</text:p>
      <text:p text:style-name="normal"/>
      <text:p text:style-name="normal"/>
      <text:p text:style-name="normal"/>
      <text:p text:style-name="normal">---</text:p>
      <text:p text:style-name="normal"/>
      <text:h text:style-name="Heading_20_1" text:outline-level="1"><text:bookmark-start text:name="__RefHeading___Toc18673_549460256"/>2) Repo: poseTDtox (TouchDesigner components + demo)<text:bookmark-end text:name="__RefHeading___Toc18673_549460256"/></text:h>
      <text:p text:style-name="normal"/>
      <text:p text:style-name="normal">Purpose</text:p>
      <text:p text:style-name="normal"/>
      <text:p text:style-name="normal">A reusable TOX library + example .toe that consumes PoseCamPC bundles and demonstrates routing + effects + show UI.</text:p>
      <text:p text:style-name="normal"/>
      <text:p text:style-name="normal">Suggested structure</text:p>
      <text:p text:style-name="normal"/>
      <text:p text:style-name="normal">poseTDtox/</text:p>
      <text:p text:style-name="normal">├─ td/</text:p>
      <text:p text:style-name="normal">│ <text:s/>├─ tox/ <text:s text:c="21"/># exported, versioned components</text:p>
      <text:p text:style-name="normal">│ <text:s/>│ <text:s/>├─ PoseCam.tox <text:s text:c="11"/># OSC In DAT + Script CHOP fan-out (+ Null)</text:p>
      <text:p text:style-name="normal">│ <text:s/>│ <text:s/>├─ PersonRouter.tox <text:s text:c="6"/># Active/All/Per-Person outs</text:p>
      <text:p text:style-name="normal">│ <text:s/>│ <text:s/>├─ UI_ShowPanel.tox <text:s text:c="6"/># switcher, fader, compositor, PoseCam remote</text:p>
      <text:p text:style-name="normal">│ <text:s/>│ <text:s/>├─ efx_hands.tox <text:s text:c="9"/># points Script SOP</text:p>
      <text:p text:style-name="normal">│ <text:s/>│ <text:s/>└─ efx_skeleton.tox <text:s text:c="6"/># lines Script SOP</text:p>
      <text:p text:style-name="normal">│ <text:s/>├─ scripts/ <text:s text:c="17"/># externalized Python used by TOX</text:p>
      <text:p text:style-name="normal">│ <text:s/>│ <text:s/>├─ pose_fanout.py</text:p>
      <text:p text:style-name="normal">│ <text:s/>│ <text:s/>├─ active_person.py</text:p>
      <text:p text:style-name="normal">│ <text:s/>│ <text:s/>├─ toggle_cooking.py</text:p>
      <text:p text:style-name="normal">│ <text:s/>│ <text:s/>├─ efx_points_sop.py</text:p>
      <text:p text:style-name="normal"><text:soft-page-break/>│ <text:s/>│ <text:s/>└─ efx_lines_sop.py</text:p>
      <text:p text:style-name="normal">│ <text:s/>├─ ui/ <text:s text:c="22"/># csv/json for show-control maps, presets</text:p>
      <text:p text:style-name="normal">│ <text:s/>│ <text:s/>└─ osc_map.csv</text:p>
      <text:p text:style-name="normal">│ <text:s/>└─ data/</text:p>
      <text:p text:style-name="normal">│ <text:s text:c="4"/>├─ masks_hands.csv</text:p>
      <text:p text:style-name="normal">│ <text:s text:c="4"/>└─ skeleton_edges.csv</text:p>
      <text:p text:style-name="normal">├─ demo/</text:p>
      <text:p text:style-name="normal">│ <text:s/>└─ Pose2Art_Demo.toe <text:s text:c="8"/># example file that imports the TOX set</text:p>
      <text:p text:style-name="normal">├─ docs/</text:p>
      <text:p text:style-name="normal">│ <text:s/>├─ TD_README.md <text:s text:c="13"/># quick start</text:p>
      <text:p text:style-name="normal">│ <text:s/>├─ TOX_Build_Guide.md <text:s text:c="7"/># how the TOX are made; external file linking</text:p>
      <text:p text:style-name="normal">│ <text:s/>└─ UI_README.md <text:s text:c="13"/># operator / OSC-MIDI maps</text:p>
      <text:p text:style-name="normal">├─ tools/</text:p>
      <text:p text:style-name="normal">│ <text:s/>└─ export_tox_notes.md <text:s text:c="6"/># checklist for exporting TOX with external refs</text:p>
      <text:p text:style-name="normal">├─ README.md</text:p>
      <text:p text:style-name="normal">└─ VERSION</text:p>
      <text:p text:style-name="normal"/>
      <text:p text:style-name="normal">Expected wiring inside Pose2Art_Demo.toe</text:p>
      <text:p text:style-name="normal"/>
      <text:p text:style-name="normal"><text:span text:style-name="T2">PoseCam.tox: oscin1 → Script CHOP (pose_fanout.py) → Null (Selective) → out1</text:span></text:p>
      <text:p text:style-name="normal"/>
      <text:p text:style-name="normal">PersonRouter.tox: inputs out1; outputs active_out, allpersons_out, (optional) per-person replicants</text:p>
      <text:p text:style-name="normal"/>
      <text:p text:style-name="normal">UI_ShowPanel.tox: widgets for ActiveEffect, Fader, PersonID, Mask, plus</text:p>
      <text:p text:style-name="normal"/>
      <text:p text:style-name="normal">OSC Out for PoseCam remote (uses pe_posecam.py if you include it here)</text:p>
      <text:p text:style-name="normal"/>
      <text:p text:style-name="normal">OSC In for show-control (callbacks to osc_map.py if you include it here)</text:p>
      <text:p text:style-name="normal"/>
      <text:p text:style-name="normal"/>
      <text:p text:style-name="normal">EFX TOX connect to router outputs; Switch TOP/CHOP selects active effect; toggle_cooking.py disables others.</text:p>
      <text:p text:style-name="normal"/>
      <text:p text:style-name="normal"/>
      <text:p text:style-name="normal">&gt; All TD Python in td/scripts/* must be referenced via the Text DAT “File” parameter (no embedded code).</text:p>
      <text:p text:style-name="normal"/>
      <text:p text:style-name="normal">---</text:p>
      <text:h text:style-name="Heading_20_1" text:outline-level="1"><text:bookmark-start text:name="__RefHeading___Toc18675_549460256"/><text:soft-page-break/>3) Repo: fuzz-event-client (show-specific client that imports the TOX library)<text:bookmark-end text:name="__RefHeading___Toc18675_549460256"/></text:h>
      <text:p text:style-name="normal"/>
      <text:p text:style-name="normal">Purpose</text:p>
      <text:p text:style-name="normal"/>
      <text:p text:style-name="normal">“Glue” project for an event/show. Pulls a pinned version of poseTDtox, adds venue-specific routing, branding, and presets.</text:p>
      <text:p text:style-name="normal"/>
      <text:p text:style-name="normal">Suggested structure</text:p>
      <text:p text:style-name="normal"/>
      <text:p text:style-name="normal">fuzz-event-client/</text:p>
      <text:p text:style-name="normal">├─ submodules/</text:p>
      <text:p text:style-name="normal">│ <text:s/>└─ poseTDtox/ <text:s text:c="15"/># git submodule or sparse checkout/tag archive</text:p>
      <text:p text:style-name="normal">├─ project/</text:p>
      <text:p text:style-name="normal">│ <text:s/>├─ Fuzz_Show.toe <text:s text:c="12"/># event TD file that drags TOX from submodule</text:p>
      <text:p text:style-name="normal">│ <text:s/>└─ assets/ <text:s text:c="18"/># event logos, LUTs, fonts</text:p>
      <text:p text:style-name="normal">├─ config/</text:p>
      <text:p text:style-name="normal">│ <text:s/>├─ osc_dest.json <text:s text:c="12"/># PoseCamPC ip:port per venue</text:p>
      <text:p text:style-name="normal">│ <text:s/>├─ show_presets.csv <text:s text:c="9"/># ActiveEffect, Mask, PersonID, Fader</text:p>
      <text:p text:style-name="normal"><text:span text:style-name="T2">│ <text:s/>└─ deck_map.csv <text:s text:c="13"/># Companion/OSC pages → app endpoints</text:span></text:p>
      <text:p text:style-name="normal">├─ docs/</text:p>
      <text:p text:style-name="normal">│ <text:s/>└─ Operator_CheatSheet.md</text:p>
      <text:p text:style-name="normal">├─ scripts/</text:p>
      <text:p text:style-name="normal">│ <text:s/>└─ preflight.py <text:s text:c="13"/># checks ports, OSC reachability, NDI presence</text:p>
      <text:p text:style-name="normal">├─ README.md</text:p>
      <text:p text:style-name="normal">└─ .env <text:s text:c="24"/># optional; ports/IPs per machine</text:p>
      <text:p text:style-name="normal"/>
      <text:p text:style-name="normal">How it pins the library</text:p>
      <text:p text:style-name="normal"/>
      <text:p text:style-name="normal">Pick one:</text:p>
      <text:p text:style-name="normal"/>
      <text:p text:style-name="normal">Git submodule</text:p>
      <text:p text:style-name="normal"/>
      <text:p text:style-name="normal">git submodule add -b v1.x https://github.com/yourorg/poseTDtox.git submodules/poseTDtox</text:p>
      <text:p text:style-name="normal">git commit -m "Pin poseTDtox v1.2.3"</text:p>
      <text:p text:style-name="normal"/>
      <text:p text:style-name="normal">Tagged zip (no submodules): keep a vendor copy in submodules/poseTDtox/ and replace on upgrade.</text:p>
      <text:p text:style-name="normal"/>
      <text:p text:style-name="normal"><text:soft-page-break/>Package registry (if you host TOX bundles): script downloads poseTDtox-v1.2.3.zip into submodules/poseTDtox.</text:p>
      <text:p text:style-name="normal"/>
      <text:p text:style-name="normal"/>
      <text:p text:style-name="normal">Inside TD, your Fuzz_Show.toe references ../submodules/poseTDtox/td/tox/*.tox so you can swap versions without re-wiring.</text:p>
      <text:p text:style-name="normal"/>
      <text:p text:style-name="normal">---</text:p>
      <text:h text:style-name="Heading_20_1" text:outline-level="1"><text:bookmark-start text:name="__RefHeading___Toc18677_549460256"/>4) Semver, releases &amp; compatibility<text:bookmark-end text:name="__RefHeading___Toc18677_549460256"/></text:h>
      <text:p text:style-name="normal"/>
      <text:p text:style-name="normal">poseCamPC: MAJOR.MINOR.PATCH — bump MINOR when OSC schema adds optional args; bump MAJOR if addresses/args change or default send mode changes.</text:p>
      <text:p text:style-name="normal"/>
      <text:p text:style-name="normal">poseTDtox: separate semver; declare compatibility matrix in its README:</text:p>
      <text:p text:style-name="normal"/>
      <text:p text:style-name="normal"><text:span text:style-name="T2">poseTDtox v1.2.x <text:s/>↔ <text:s/>poseCamPC ≥ v1.1 (bundle mode)</text:span></text:p>
      <text:p text:style-name="normal"><text:span text:style-name="T2">poseTDtox v2.0 <text:s text:c="3"/>↔ <text:s/>poseCamPC ≥ v2.0 (new schema)</text:span></text:p>
      <text:p text:style-name="normal"/>
      <text:p text:style-name="normal">fuzz-event-client: pins an exact tag of poseTDtox; its own semver covers presets and show-control map changes.</text:p>
      <text:p text:style-name="normal"/>
      <text:p text:style-name="normal"/>
      <text:p text:style-name="normal">Add a CHANGELOG.md per repo with clear “Breaking/Added/Fixed”.</text:p>
      <text:p text:style-name="normal"/>
      <text:p text:style-name="normal">---</text:p>
      <text:h text:style-name="Heading_20_1" text:outline-level="1"><text:bookmark-start text:name="__RefHeading___Toc18679_549460256"/>5) CI/automation (lightweight)<text:bookmark-end text:name="__RefHeading___Toc18679_549460256"/></text:h>
      <text:p text:style-name="normal"/>
      <text:p text:style-name="normal">poseCamPC (Python)</text:p>
      <text:p text:style-name="normal"/>
      <text:p text:style-name="normal">GH Actions: lint + pytest on PRs; build wheel artifact on tags.</text:p>
      <text:p text:style-name="normal"/>
      <text:p text:style-name="normal"/>
      <text:p text:style-name="normal">poseTDtox</text:p>
      <text:p text:style-name="normal"/>
      <text:p text:style-name="normal">“Lint” TD Python via static check (flake8/ruff) on td/scripts/*.py.</text:p>
      <text:p text:style-name="normal"/>
      <text:p text:style-name="normal"><text:soft-page-break/>Optional: a headless sanity script that parses data/*.csv and validates channel masks.</text:p>
      <text:p text:style-name="normal"/>
      <text:p text:style-name="normal"/>
      <text:p text:style-name="normal">fuzz-event-client</text:p>
      <text:p text:style-name="normal"/>
      <text:p text:style-name="normal">CI only checks CSV/JSON config; a “preflight” script can spoof OSC to confirm endpoints.</text:p>
      <text:p text:style-name="normal"/>
      <text:p text:style-name="normal">---</text:p>
      <text:h text:style-name="Heading_20_1" text:outline-level="1"><text:bookmark-start text:name="__RefHeading___Toc18681_549460256"/>6) Developer ergonomics<text:bookmark-end text:name="__RefHeading___Toc18681_549460256"/></text:h>
      <text:p text:style-name="normal"/>
      <text:p text:style-name="normal">Makefiles or uv/poetry tasks for common flows:</text:p>
      <text:p text:style-name="normal"/>
      <text:p text:style-name="normal">poseCamPC: make run, make test, make bundle</text:p>
      <text:p text:style-name="normal"/>
      <text:p text:style-name="normal">poseTDtox: make export (doc telling how to export TOX), make validate-maps</text:p>
      <text:p text:style-name="normal"/>
      <text:p text:style-name="normal">fuzz-event-client: make preflight, make demo (runs a local stub that simulates deck OSC)</text:p>
      <text:p text:style-name="normal"/>
      <text:p text:style-name="normal"/>
      <text:p text:style-name="normal">Docs:</text:p>
      <text:p text:style-name="normal"/>
      <text:p text:style-name="normal">poseCamPC/README: install, run, OSC schema, detector notes.</text:p>
      <text:p text:style-name="normal"/>
      <text:p text:style-name="normal">poseTDtox/TD_README: how to use the TOX, external script linking, example networks.</text:p>
      <text:p text:style-name="normal"/>
      <text:p text:style-name="normal">fuzz-event-client/Operator_CheatSheet: hotkeys, OSC pages, preset names, blackout.</text:p>
      <text:p text:style-name="normal"/>
      <text:p text:style-name="normal">---</text:p>
      <text:p text:style-name="normal"/>
      <text:h text:style-name="Heading_20_1" text:outline-level="1"><text:bookmark-start text:name="__RefHeading___Toc18683_549460256"/>7) Tiny README starters<text:bookmark-end text:name="__RefHeading___Toc18683_549460256"/></text:h>
      <text:p text:style-name="normal"/>
      <text:p text:style-name="normal">poseCamPC/README.md (excerpt)</text:p>
      <text:p text:style-name="normal"/>
      <text:p text:style-name="normal"># PoseCamPC</text:p>
      <text:p text:style-name="normal">Python app that detects pose and streams OSC bundles (+ NDI).</text:p>
      <text:p text:style-name="normal"/>
      <text:p text:style-name="normal"><text:soft-page-break/>## Run</text:p>
      <text:p text:style-name="normal">uv run posecam/app.py --dest 127.0.0.1:5005 --mode bundle</text:p>
      <text:p text:style-name="normal"/>
      <text:p text:style-name="normal">## OSC (data)</text:p>
      <text:p text:style-name="normal">/pose/p{pid}/{lid} <text:s/>[x y z (v)]</text:p>
      <text:p text:style-name="normal"/>
      <text:p text:style-name="normal">## OSC (control)</text:p>
      <text:p text:style-name="normal">/posecam/start 1 <text:s/>| /posecam/stop 0</text:p>
      <text:p text:style-name="normal">/posecam/set/dest [ip, port]</text:p>
      <text:p text:style-name="normal">/posecam/set/mode ["bundle"|"legacy"]</text:p>
      <text:p text:style-name="normal">/posecam/set/source ["webcam"|"file:&lt;path&gt;"|"ndi:&lt;name&gt;"]</text:p>
      <text:p text:style-name="normal"/>
      <text:p text:style-name="normal">poseTDtox/README.md (excerpt)</text:p>
      <text:p text:style-name="normal"/>
      <text:p text:style-name="normal"># poseTDtox</text:p>
      <text:p text:style-name="normal">Reusable TOX library + demo .toe for Pose2Art.</text:p>
      <text:p text:style-name="normal"/>
      <text:p text:style-name="normal">## Components</text:p>
      <text:p text:style-name="normal"><text:span text:style-name="T2">- PoseCam.tox: OSC In DAT → Script CHOP (pose_fanout.py)</text:span></text:p>
      <text:p text:style-name="normal">- PersonRouter.tox: Active/All/Per-person taps (active_person.py)</text:p>
      <text:p text:style-name="normal">- UI_ShowPanel.tox: Switch, Fader, Compositor, PoseCam remote</text:p>
      <text:p text:style-name="normal">- efx_*: hands points, skeleton lines</text:p>
      <text:p text:style-name="normal"/>
      <text:p text:style-name="normal">## Use</text:p>
      <text:p text:style-name="normal">Drag TOX into your .toe, set Text DAT "File" params to `td/scripts/*.py`.</text:p>
      <text:p text:style-name="normal">Demo file: `demo/Pose2Art_Demo.toe`.</text:p>
      <text:p text:style-name="normal"/>
      <text:p text:style-name="normal">fuzz-event-client/README.md (excerpt)</text:p>
      <text:p text:style-name="normal"/>
      <text:p text:style-name="normal"># Fuzz Event Client</text:p>
      <text:p text:style-name="normal">Event-specific project that imports poseTDtox as a pinned submodule.</text:p>
      <text:p text:style-name="normal"/>
      <text:p text:style-name="normal">## Setup</text:p>
      <text:p text:style-name="normal">git submodule update --init --recursive</text:p>
      <text:p text:style-name="normal">Open project/Fuzz_Show.toe and drag in TOX from submodules/poseTDtox/td/tox/</text:p>
      <text:p text:style-name="normal"/>
      <text:p text:style-name="normal">## Config</text:p>
      <text:p text:style-name="normal">- config/osc_dest.json: {"ip":"127.0.0.1","port":5005}</text:p>
      <text:p text:style-name="normal">- config/show_presets.csv: rows of ActiveEffect,Mask,PersonID,Fader</text:p>
      <text:p text:style-name="normal">- config/deck_map.csv: maps Companion/OSC buttons to app endpoints</text:p>
      <text:p text:style-name="normal"><text:soft-page-break/></text:p>
      <text:p text:style-name="P5">---</text:p>
      <text:h text:style-name="Heading_20_1" text:outline-level="1"><text:bookmark-start text:name="__RefHeading___Toc18685_549460256"/>8) Show-control mapping (baseline)<text:bookmark-end text:name="__RefHeading___Toc18685_549460256"/></text:h>
      <text:p text:style-name="normal"/>
      <text:p text:style-name="normal">Use these in poseTDtox/UI_ShowPanel.tox and let fuzz-event-client override via CSV:</text:p>
      <text:p text:style-name="normal"/>
      <text:p text:style-name="normal">/show/efx/select i — set active effect index</text:p>
      <text:p text:style-name="normal"/>
      <text:p text:style-name="normal">/show/efx/next — next effect</text:p>
      <text:p text:style-name="normal"/>
      <text:p text:style-name="normal">/show/fader t — crossfade 0..1</text:p>
      <text:p text:style-name="normal"/>
      <text:p text:style-name="normal">/show/person/id i, /show/mask name</text:p>
      <text:p text:style-name="normal"/>
      <text:p text:style-name="normal">/show/posecam/start|stop — pass-through to PoseCamPC</text:p>
      <text:p text:style-name="normal"/>
      <text:p text:style-name="normal">/show/blackout b — global opacity</text:p>
      <text:p text:style-name="normal"/>
      <text:p text:style-name="normal"/>
      <text:p text:style-name="normal"/>
      <text:p text:style-name="normal">---</text:p>
      <text:p text:style-name="normal"/>
      <text:h text:style-name="Heading_20_1" text:outline-level="1"><text:bookmark-start text:name="__RefHeading___Toc18687_549460256"/>9) How event imports the TOX (practical)<text:bookmark-end text:name="__RefHeading___Toc18687_549460256"/></text:h>
      <text:p text:style-name="normal"/>
      <text:p text:style-name="normal">Recommended: git submodule in fuzz-event-client/submodules/poseTDtox pinned to a tag.</text:p>
      <text:p text:style-name="normal">In TD, keep relative references (e.g., ../submodules/poseTDtox/td/scripts/pose_fanout.py) so swapping tags is zero-touch.</text:p>
      <text:p text:style-name="normal"/>
      <text:p text:style-name="normal"/>
      <text:p text:style-name="normal">---</text:p>
      <text:p text:style-name="normal"/>
      <text:p text:style-name="normal">If you want, I’ll generate three repo skeletons (folders + starter READMEs, scripts, CSVs) as downloadable zips that match this layout—so you can initialize GitHub repos and push immediately.</text:p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1" style:list-style-name="" style:class="chapter" style:master-page-name="">
      <style:paragraph-properties fo:margin-top="0.278in" fo:margin-bottom="0.0835in" style:contextual-spacing="false" fo:line-height="100%" fo:keep-together="always" style:page-number="auto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2" style:list-style-name="" style:class="chapter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chapter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chapter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chapter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chapter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303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text-properties officeooo:paragraph-rsid="0017ae89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>
        <style:header-footer-properties fo:min-height="0in" fo:margin-top="0.1965in" fo:background-color="transparent" draw:fill="none"/>
      </style:footer-style>
    </style:page-layout>
    <style:style style:name="Mdp1" style:family="drawing-page">
      <style:drawing-page-properties draw:background-size="full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file-name text:display="name">pose2art repo structure </text:file-name><text:tab/><text:tab/><text:date style:data-style-name="N37" text:date-value="2025-08-17T09:10:37.870553811" text:fixed="true">08/17/25</text:date></text:p>
      </style:header>
      <style:footer>
        <text:p text:style-name="MP2"><text:bookmark-start text:name="PageNumWizard_FOOTER_Default Page Style1"/><text:page-number text:select-page="current">11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8-17T14:09:46.360906700</dc:date>
    <meta:editing-duration>PT19M10S</meta:editing-duration>
    <meta:editing-cycles>11</meta:editing-cycles>
    <meta:generator>LibreOffice/25.2.4.3$Windows_X86_64 LibreOffice_project/33e196637044ead23f5c3226cde09b47731f7e27</meta:generator>
    <meta:print-date>2025-08-17T14:09:34.339957600</meta:print-date>
    <meta:document-statistic meta:table-count="0" meta:image-count="0" meta:object-count="0" meta:page-count="11" meta:paragraph-count="211" meta:word-count="1328" meta:character-count="9629" meta:non-whitespace-character-count="8079"/>
  </office:meta>
</office:document-meta>
</file>